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A0000000600A390F7F5034AAA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2.321cm"/>
      <style:paragraph-properties style:writing-mode="lr-tb"/>
    </style:style>
    <style:style style:name="P1" style:family="paragraph">
      <style:paragraph-properties fo:text-align="center"/>
      <style:text-properties fo:color="#861141" loext:opacity="100%" style:font-name="DejaVu Serif" fo:text-shadow="1pt 1pt"/>
    </style:style>
    <style:style style:name="P2" style:family="paragraph">
      <style:paragraph-properties fo:text-align="center"/>
      <style:text-properties fo:color="#861141" loext:opacity="100%" loext:color-lum-mod="100%" loext:color-lum-off="0%" style:font-name="DejaVu Serif" fo:text-shadow="1pt 1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4000" loext:opacity="100%" style:text-outline="false" fo:text-shadow="1pt 1pt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4000" loext:opacity="100%" loext:color-lum-mod="100%" loext:color-lum-off="0%" style:text-outline="false" fo:text-shadow="1pt 1pt" fo:font-weight="normal" fo:background-color="#ff0000" style:font-weight-asian="normal" style:font-weight-complex="normal"/>
    </style:style>
    <style:style style:name="T1" style:family="text">
      <style:text-properties fo:color="#861141" loext:opacity="100%" style:font-name="DejaVu Serif" fo:font-size="60pt" fo:font-style="italic" fo:text-shadow="1pt 1pt" style:font-size-asian="60pt" style:font-style-asian="italic" style:font-size-complex="60pt" style:font-style-complex="italic"/>
    </style:style>
    <style:style style:name="T2" style:family="text">
      <style:text-properties fo:font-variant="normal" fo:text-transform="none" fo:color="#ff4000" loext:opacity="100%" style:text-outline="false" style:text-line-through-style="none" style:text-line-through-type="none" style:font-name="DejaVu Serif" fo:font-size="66pt" fo:font-style="normal" fo:text-shadow="1pt 1pt" style:text-underline-style="none" fo:font-weight="normal" style:letter-kerning="true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000" loext:opacity="100%" style:text-outline="false" style:font-name="DejaVu Serif" fo:font-size="66pt" fo:font-style="normal" fo:text-shadow="1pt 1pt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color="#ff4000" loext:opacity="100%" style:text-outline="false" style:font-name="DejaVu Serif" fo:font-size="66pt" fo:font-style="normal" fo:text-shadow="1pt 1pt" fo:font-weight="normal" style:font-size-asian="66pt" style:font-style-asian="normal" style:font-weight-asian="normal" style:font-size-complex="66pt" style:font-style-complex="normal" style:font-weight-complex="normal"/>
    </style:style>
    <style:style style:name="T5" style:family="text">
      <style:text-properties fo:color="#ff4000" loext:opacity="100%" style:text-outline="false" style:font-name="DejaVu Serif" fo:font-size="60pt" fo:text-shadow="1pt 1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7.399cm" svg:height="34.439cm" svg:x="1.001cm" svg:y="3.527cm">
          <draw:image xlink:href="Pictures/1000000000000A0000000600A390F7F5034AAA89.jpg" xlink:type="simple" xlink:show="embed" xlink:actuate="onLoad" draw:mime-type="image/jpeg">
            <text:p text:style-name="P1"><text:span text:style-name="T1"/></text:p>
          </draw:image>
        </draw:frame>
        <draw:frame draw:style-name="gr2" draw:text-style-name="P4" draw:layer="layout" svg:width="25.752cm" svg:height="12.571cm" svg:x="16.76cm" svg:y="16.111cm">
          <draw:text-box>
            <text:p text:style-name="P3"><text:span text:style-name="T2">Please phone or text</text:span></text:p>
            <text:p text:style-name="P3"><text:span text:style-name="T3">0414491299</text:span></text:p>
            <text:p text:style-name="P3"><text:span text:style-name="T4">to arrange pick-up.</text:span></text:p>
            <text:p text:style-name="P3"><text:span text:style-name="T5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5T12:29:26.369274787</dc:date>
    <meta:editing-duration>PT15M42S</meta:editing-duration>
    <meta:editing-cycles>1</meta:editing-cycles>
    <meta:document-statistic meta:object-count="2"/>
    <meta:generator>LibreOffice/7.5.5.2$Linux_X86_64 LibreOffice_project/50$Build-2</meta:generator>
  </office:meta>
</office:document-meta>
</file>